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inherit" fo:font-size="10.1000003814697pt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inherit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inherit" fo:font-size="12pt" style:text-underline-style="none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Whitney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dcddde" style:font-name="Whitney" fo:font-size="10.1000003814697pt" fo:letter-spacing="normal" fo:font-style="normal" fo:font-weight="normal"/>
    </style:style>
    <style:style style:name="P7" style:family="paragraph" style:parent-style-name="Standard">
      <style:text-properties style:font-name="inherit" fo:font-size="10.1000003814697pt" style:text-underline-style="none" fo:font-weight="bold" style:font-weight-asian="bold" style:font-weight-complex="bold"/>
    </style:style>
    <style:style style:name="P8" style:family="paragraph">
      <style:paragraph-properties fo:text-align="start"/>
      <style:text-properties style:font-name="Whitney" fo:font-size="10pt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normal" style:font-weight-complex="normal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8" svg:width="0.024cm" svg:height="0.024cm" svg:x="0cm" svg:y="0cm" draw:control="control1"/>
      <text:p text:style-name="P3">Actividad de Normalización del caso Festejos.</text:p>
      <text:p text:style-name="P7"/>
      <text:p text:style-name="P2">Relacion del paso de la tablas de festejos a normalización. </text:p>
      <text:p text:style-name="P7"/>
      <text:p text:style-name="P7"/>
      <text:p text:style-name="P4"><text:span text:style-name="T3">Municipio</text:span>(<text:span text:style-name="T1">Nombre_Municipio</text:span>, Superficie, Num_habitantes, Presupuesto) <text:s/><text:span text:style-name="T3">3FN </text:span></text:p>
      <text:p text:style-name="P4"><text:span text:style-name="T3">Peña</text:span>(<text:span text:style-name="T1">Nombre_Peña</text:span>, <text:span text:style-name="T1">Nombre_Municipio</text:span>, Numero_Componentes, Año_Creacion)<text:span text:style-name="T3"> 2FN </text:span></text:p>
      <text:p text:style-name="P4"><text:span text:style-name="T3">Peña1</text:span>(<text:span text:style-name="T1">Nombre_Peña</text:span>, Número_Componentes, Año_creacion) <text:span text:style-name="T3">3FN </text:span></text:p>
      <text:p text:style-name="P4"/>
      <text:p text:style-name="P4"><text:span text:style-name="T3">Colaboracion</text:span>(<text:span text:style-name="T1">Nombre_Municipio</text:span>, <text:span text:style-name="T1">Nombre_Peña</text:span>) <text:span text:style-name="T3">3FN </text:span></text:p>
      <text:p text:style-name="P4"><text:span text:style-name="T3">Actuación</text:span>(Fecha, <text:span text:style-name="T1">Nombre_Grupo</text:span>, <text:span text:style-name="T1">Nombre_Peña</text:span>) <text:span text:style-name="T3">2FN </text:span></text:p>
      <text:p text:style-name="P4"><text:span text:style-name="T3">Actuacion1</text:span>(<text:span text:style-name="T1">Fecha_actuacion</text:span>, <text:span text:style-name="T1">Nombre_Grupo</text:span>) <text:span text:style-name="T3">3FN </text:span></text:p>
      <text:p text:style-name="P4"/>
      <text:p text:style-name="P4"><text:span text:style-name="T3">Grupo</text:span><text:span text:style-name="T4">(</text:span><text:span text:style-name="T2">Nombre_Grupo</text:span><text:span text:style-name="T4">, Num_Componentes, Año_Formacion, Precio_actuacion)</text:span><text:span text:style-name="T3"> 3FN</text:span></text:p>
      <text:p text:style-name="P4"><text:span text:style-name="T3">Peña-Grupo</text:span>(<text:span text:style-name="T1">Nombre_Grupo</text:span>, <text:span text:style-name="T1">Nombre_Peña</text:span>) <text:span text:style-name="T3">3FN</text:span> </text:p>
      <text:p text:style-name="P4"/>
      <text:p text:style-name="P4"><text:span text:style-name="T3">Encierros</text:span>( <text:span text:style-name="T1">Nombre_Municipio,</text:span>Fecha_Encierro, Ganadería, Numero_Heridos)<text:span text:style-name="T3"> 2FN </text:span></text:p>
      <text:p text:style-name="P4"><text:span text:style-name="T3">Encierro</text:span>(<text:span text:style-name="T1">Fecha_Encierro</text:span>, Ganadería, Numero_Heridos) <text:span text:style-name="T3">3FN</text:span></text:p>
      <text:p text:style-name="P4"><text:span text:style-name="T3">Encierro-Municipio</text:span>(<text:span text:style-name="T1">Nombre_Municipio</text:span>, <text:span text:style-name="T1">Fecha_Encierro</text:span>) <text:span text:style-name="T3">3FN</text:span></text:p>
      <text:p text:style-name="P4"/>
      <text:p text:style-name="P4"><text:span text:style-name="T3">P-E</text:span>(<text:span text:style-name="T1">Nombre_Municipio</text:span>, Fecha_Encierro, Nombre_Peña, Heridos) <text:span text:style-name="T3">2FN </text:span></text:p>
      <text:p text:style-name="P4"><text:span text:style-name="T3">P-E1</text:span>(<text:span text:style-name="T1">Nombre_Peña</text:span>, <text:span text:style-name="T1">Fecha_Encierro</text:span>) <text:span text:style-name="T3">3FN</text:span></text:p>
      <text:p text:style-name="P4"><text:span text:style-name="T3">Encierros-Heridos</text:span>(<text:span text:style-name="T1">Fecha_Encierro</text:span>, Heridos)<text:span text:style-name="T3"> 3FN</text:span></text:p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1-22T18:08:47</meta:creation-date>
    <dc:date>2020-01-23T10:49:29</dc:date>
    <dc:creator>Benito Jódar Álvarez</dc:creator>
    <meta:editing-duration>PT16H7M24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1" meta:paragraph-count="16" meta:word-count="71" meta:character-count="900"/>
  </office:meta>
</office:document-meta>
</file>